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94cm"/>
    </style:style>
    <style:style style:name="co2" style:family="table-column">
      <style:table-column-properties fo:break-before="auto" style:column-width="6.149cm"/>
    </style:style>
    <style:style style:name="co3" style:family="table-column">
      <style:table-column-properties fo:break-before="auto" style:column-width="6.76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Force brute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b actions</text:p>
          </table:table-cell>
          <table:table-cell office:value-type="string" calcext:value-type="string">
            <text:p>combinaisons</text:p>
          </table:table-cell>
          <table:table-cell office:value-type="string" calcext:value-type="string">
            <text:p>temp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2" calcext:value-type="float">
            <text:p>46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08" calcext:value-type="float">
            <text:p>800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5525" calcext:value-type="float">
            <text:p>1025525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719436" calcext:value-type="float">
            <text:p>16719436</text:p>
          </table:table-cell>
          <table:table-cell office:value-type="float" office:value="10.45" calcext:value-type="float">
            <text:p>10.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470750" calcext:value-type="float">
            <text:p>33470750</text:p>
          </table:table-cell>
          <table:table-cell office:value-type="float" office:value="22.29" calcext:value-type="float">
            <text:p>22.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7007280" calcext:value-type="float">
            <text:p>67007280</text:p>
          </table:table-cell>
          <table:table-cell office:value-type="float" office:value="45.26" calcext:value-type="float">
            <text:p>45.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4014560" calcext:value-type="float">
            <text:p>134014560</text:p>
          </table:table-cell>
          <table:table-cell office:value-type="float" office:value="93.49" calcext:value-type="float">
            <text:p>93.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7813840" calcext:value-type="float">
            <text:p>267813840</text:p>
          </table:table-cell>
          <table:table-cell office:value-type="float" office:value="175.14" calcext:value-type="float">
            <text:p>175.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34541920" calcext:value-type="float">
            <text:p>534541920</text:p>
          </table:table-cell>
          <table:table-cell office:value-type="float" office:value="371.45" calcext:value-type="float">
            <text:p>371.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64910450" calcext:value-type="float">
            <text:p>1064910450</text:p>
          </table:table-cell>
          <table:table-cell office:value-type="float" office:value="749.74" calcext:value-type="float">
            <text:p>749.74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glouton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combinaisons</text:p>
          </table:table-cell>
          <table:table-cell office:value-type="string" calcext:value-type="string">
            <text:p>nb actio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7333" calcext:value-type="float">
            <text:p>2273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40668" calcext:value-type="float">
            <text:p>114066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42043" calcext:value-type="float">
            <text:p>22420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97068" calcext:value-type="float">
            <text:p>339706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90387" calcext:value-type="float">
            <text:p>459038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19934" calcext:value-type="float">
            <text:p>57199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49233" calcext:value-type="float">
            <text:p>67492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980201" calcext:value-type="float">
            <text:p>79802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925523" calcext:value-type="float">
            <text:p>89255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32055" calcext:value-type="float">
            <text:p>101320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168006" calcext:value-type="float">
            <text:p>111680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419737" calcext:value-type="float">
            <text:p>124197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593419" calcext:value-type="float">
            <text:p>13593419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0097" calcext:value-type="float">
            <text:p>270097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91550" calcext:value-type="float">
            <text:p>1391550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49607" calcext:value-type="float">
            <text:p>2749607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22175" calcext:value-type="float">
            <text:p>4122175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02633" calcext:value-type="float">
            <text:p>5302633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773617" calcext:value-type="float">
            <text:p>6773617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18788" calcext:value-type="float">
            <text:p>7918788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622998" calcext:value-type="float">
            <text:p>9622998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516260" calcext:value-type="float">
            <text:p>10516260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739308" calcext:value-type="float">
            <text:p>11739308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042269" calcext:value-type="float">
            <text:p>13042269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363634" calcext:value-type="float">
            <text:p>14363634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128043" calcext:value-type="float">
            <text:p>16128043</text:p>
          </table:table-cell>
          <table:table-cell office:value-type="float" office:value="956" calcext:value-type="float">
            <text:p>9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6">00/00/0000</text:date>, <text:time style:data-style-name="N2" text:time-value="18:55:01.8675680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6T16:46:34.863881776</meta:creation-date>
    <dc:date>2022-04-16T23:42:32.690718066</dc:date>
    <meta:editing-duration>PT5H31M36S</meta:editing-duration>
    <meta:editing-cycles>5</meta:editing-cycles>
    <meta:generator>LibreOffice/7.2.6.2$Linux_X86_64 LibreOffice_project/20$Build-2</meta:generator>
    <meta:document-statistic meta:table-count="1" meta:cell-count="119" meta:object-count="0"/>
  </office:meta>
</office:document-meta>
</file>